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Bit</text:p>
          </table:table-cell>
          <table:table-cell table:style-name="ce5" office:value-type="string" calcext:value-type="string">
            <text:p>Mean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??? Active produ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 = supports 5V, 0 = 3.3V on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??? 0 since STC8G/H/D4/C+STC12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CU has configurable EEPROM size, aka. IA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Has configurable IRCO =&gt; supports calibr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Has fixed frequency IRCO (old IRC* models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??? 1 for STC12 (except STC12H) + STC89/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Is MCS-251 (=&gt; more than 64KB flash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21-31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Bits 3, 4, 5, 7, 8, 11, 12, 13, 19, 20 are 0 for all STC89/90, meaning their functionality appeared later.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21:10:59.683078966</meta:creation-date>
    <dc:date>2023-06-01T21:12:22.064596442</dc:date>
    <meta:editing-duration>PT1M23S</meta:editing-duration>
    <meta:editing-cycles>1</meta:editing-cycles>
    <meta:document-statistic meta:table-count="1" meta:cell-count="36" meta:object-count="0"/>
    <meta:generator>LibreOffice/7.5.3.2$Linux_X86_64 LibreOffice_project/50$Build-2</meta:generator>
  </office:meta>
</office:document-meta>
</file>